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MethodsFinder.hasTestMethods( Class &lt; ? &gt; klas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MethodsFinder.TestMethodsFin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